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7.99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89.49pt"/>
    </style:style>
    <style:style style:name="co5" style:family="table-column">
      <style:table-column-properties fo:break-before="auto" style:column-width="99.55pt"/>
    </style:style>
    <style:style style:name="co6" style:family="table-column">
      <style:table-column-properties fo:break-before="auto" style:column-width="106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4c4c4c" style:text-outline="false" style:text-line-through-style="none" style:text-line-through-type="none" style:font-name="Ubuntu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.5pt" style:language-asian="zh" style:country-asian="CN" style:font-style-asian="normal" style:font-weight-asian="normal" style:font-name-complex="Ubuntu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77pt" svg:height="255.23pt" svg:x="872.45pt" svg:y="166.42pt">
            <draw:object draw:notify-on-update-of-ranges="Sheet1.J2:Sheet1.J8 Sheet1.K1:Sheet1.K1 Sheet1.K2:Sheet1.K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2.98pt" svg:height="255.26pt" svg:x="379.7pt" svg:y="160.41pt">
            <draw:object draw:notify-on-update-of-ranges="Sheet1.H2:Sheet1.H8 Sheet1.I1:Sheet1.I1 Sheet1.I2:Sheet1.I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Average</text:p>
          </table:table-cell>
          <table:table-cell table:number-columns-repeated="4"/>
          <table:table-cell office:value-type="string" calcext:value-type="string">
            <text:p>Thread Count</text:p>
          </table:table-cell>
          <table:table-cell office:value-type="string" calcext:value-type="string">
            <text:p>Average Seconds</text:p>
          </table:table-cell>
          <table:table-cell office:value-type="string" calcext:value-type="string">
            <text:p>Thread Count</text:p>
          </table:table-cell>
          <table:table-cell office:value-type="string" calcext:value-type="string">
            <text:p>Seconds per Thread</text:p>
          </table:table-cell>
          <table:table-cell office:value-type="string" calcext:value-type="string">
            <text:p>Thread Count</text:p>
          </table:table-cell>
          <table:table-cell office:value-type="string" calcext:value-type="string">
            <text:p>Inver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4" calcext:value-type="float">
            <text:p>58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[.C5]" office:value-type="float" office:value="625.5" calcext:value-type="float">
            <text:p>625.5</text:p>
          </table:table-cell>
          <table:table-cell office:value-type="float" office:value="1" calcext:value-type="float">
            <text:p>1</text:p>
          </table:table-cell>
          <table:table-cell table:formula="of:=[.I2]/[.H2]" office:value-type="float" office:value="625.5" calcext:value-type="float">
            <text:p>625.5</text:p>
          </table:table-cell>
          <table:table-cell office:value-type="float" office:value="1" calcext:value-type="float">
            <text:p>1</text:p>
          </table:table-cell>
          <table:table-cell table:formula="of:=1/[.K2]" office:value-type="float" office:value="0.00159872102318145" calcext:value-type="float">
            <text:p>0.0015987210231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7" calcext:value-type="float">
            <text:p>69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[.C9]" office:value-type="float" office:value="318.75" calcext:value-type="float">
            <text:p>318.75</text:p>
          </table:table-cell>
          <table:table-cell office:value-type="float" office:value="2" calcext:value-type="float">
            <text:p>2</text:p>
          </table:table-cell>
          <table:table-cell table:formula="of:=[.I3]/[.H3]" office:value-type="float" office:value="159.375" calcext:value-type="float">
            <text:p>159.375</text:p>
          </table:table-cell>
          <table:table-cell office:value-type="float" office:value="2" calcext:value-type="float">
            <text:p>2</text:p>
          </table:table-cell>
          <table:table-cell table:formula="of:=1/[.K3]" office:value-type="float" office:value="0.00627450980392157" calcext:value-type="float">
            <text:p>0.0062745098039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4" calcext:value-type="float">
            <text:p>59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formula="of:=[.C13]" office:value-type="float" office:value="184.75" calcext:value-type="float">
            <text:p>184.75</text:p>
          </table:table-cell>
          <table:table-cell office:value-type="float" office:value="3" calcext:value-type="float">
            <text:p>3</text:p>
          </table:table-cell>
          <table:table-cell table:formula="of:=[.I4]/[.H4]" office:value-type="float" office:value="61.5833333333333" calcext:value-type="float">
            <text:p>61.5833333333333</text:p>
          </table:table-cell>
          <table:table-cell office:value-type="float" office:value="3" calcext:value-type="float">
            <text:p>3</text:p>
          </table:table-cell>
          <table:table-cell table:formula="of:=1/[.K4]" office:value-type="float" office:value="0.0162381596752368" calcext:value-type="float">
            <text:p>0.0162381596752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7" calcext:value-type="float">
            <text:p>627</text:p>
          </table:table-cell>
          <table:table-cell table:formula="of:=AVERAGE([.B2:.B5])" office:value-type="float" office:value="625.5" calcext:value-type="float">
            <text:p>625.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C17]" office:value-type="float" office:value="139.75" calcext:value-type="float">
            <text:p>139.75</text:p>
          </table:table-cell>
          <table:table-cell office:value-type="float" office:value="4" calcext:value-type="float">
            <text:p>4</text:p>
          </table:table-cell>
          <table:table-cell table:formula="of:=[.I5]/[.H5]" office:value-type="float" office:value="34.9375" calcext:value-type="float">
            <text:p>34.9375</text:p>
          </table:table-cell>
          <table:table-cell office:value-type="float" office:value="4" calcext:value-type="float">
            <text:p>4</text:p>
          </table:table-cell>
          <table:table-cell table:formula="of:=1/[.K5]" office:value-type="float" office:value="0.0286225402504472" calcext:value-type="float">
            <text:p>0.0286225402504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1" calcext:value-type="float">
            <text:p>32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formula="of:=[.C21]" office:value-type="float" office:value="99.75" calcext:value-type="float">
            <text:p>99.75</text:p>
          </table:table-cell>
          <table:table-cell office:value-type="float" office:value="6" calcext:value-type="float">
            <text:p>6</text:p>
          </table:table-cell>
          <table:table-cell table:formula="of:=[.I6]/[.H6]" office:value-type="float" office:value="16.625" calcext:value-type="float">
            <text:p>16.625</text:p>
          </table:table-cell>
          <table:table-cell office:value-type="float" office:value="6" calcext:value-type="float">
            <text:p>6</text:p>
          </table:table-cell>
          <table:table-cell table:formula="of:=1/[.K6]" office:value-type="float" office:value="0.0601503759398496" calcext:value-type="float">
            <text:p>0.060150375939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9" calcext:value-type="float">
            <text:p>31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formula="of:=[.C25]" office:value-type="float" office:value="71.25" calcext:value-type="float">
            <text:p>71.25</text:p>
          </table:table-cell>
          <table:table-cell office:value-type="float" office:value="10" calcext:value-type="float">
            <text:p>10</text:p>
          </table:table-cell>
          <table:table-cell table:formula="of:=[.I7]/[.H7]" office:value-type="float" office:value="7.125" calcext:value-type="float">
            <text:p>7.125</text:p>
          </table:table-cell>
          <table:table-cell office:value-type="float" office:value="10" calcext:value-type="float">
            <text:p>10</text:p>
          </table:table-cell>
          <table:table-cell table:formula="of:=1/[.K7]" office:value-type="float" office:value="0.140350877192982" calcext:value-type="float">
            <text:p>0.1403508771929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8" calcext:value-type="float">
            <text:p>31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formula="of:=[.C29]" office:value-type="float" office:value="54.5" calcext:value-type="float">
            <text:p>54.5</text:p>
          </table:table-cell>
          <table:table-cell office:value-type="float" office:value="16" calcext:value-type="float">
            <text:p>16</text:p>
          </table:table-cell>
          <table:table-cell table:formula="of:=[.I8]/[.H8]" office:value-type="float" office:value="3.40625" calcext:value-type="float">
            <text:p>3.40625</text:p>
          </table:table-cell>
          <table:table-cell office:value-type="float" office:value="16" calcext:value-type="float">
            <text:p>16</text:p>
          </table:table-cell>
          <table:table-cell table:formula="of:=1/[.K8]" office:value-type="float" office:value="0.293577981651376" calcext:value-type="float">
            <text:p>0.2935779816513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table:formula="of:=AVERAGE([.B6:.B9])" office:value-type="float" office:value="318.75" calcext:value-type="float">
            <text:p>318.75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1" calcext:value-type="float">
            <text:p>19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8" calcext:value-type="float">
            <text:p>178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6" calcext:value-type="float">
            <text:p>176</text:p>
          </table:table-cell>
          <table:table-cell table:formula="of:=AVERAGE([.B10:.B13])" office:value-type="float" office:value="184.75" calcext:value-type="float">
            <text:p>184.7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2" calcext:value-type="float">
            <text:p>142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  <table:table-cell table:formula="of:=AVERAGE([.B14:.B17])" office:value-type="float" office:value="139.75" calcext:value-type="float">
            <text:p>139.7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formula="of:=AVERAGE([.B18:.B21])" office:value-type="float" office:value="99.75" calcext:value-type="float">
            <text:p>99.75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table:formula="of:=AVERAGE([.B22:.B25])" office:value-type="float" office:value="71.25" calcext:value-type="float">
            <text:p>71.2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table:number-columns-repeated="1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table:style-name="ce1" table:formula="of:=AVERAGE([.B26:.B29])" office:value-type="float" office:value="54.5" calcext:value-type="float">
            <text:p>54.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4:18:55.508627059</meta:creation-date>
    <dc:date>2019-12-05T16:00:50.357740308</dc:date>
    <meta:editing-duration>PT27M25S</meta:editing-duration>
    <meta:editing-cycles>5</meta:editing-cycles>
    <meta:generator>LibreOffice/6.0.7.3$Linux_X86_64 LibreOffice_project/00m0$Build-3</meta:generator>
    <meta:document-statistic meta:table-count="1" meta:cell-count="11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9cm" svg:height="9.005cm" xlink:href=".." xlink:type="simple" chart:class="chart:scatter" chart:style-name="ch1">
        <chart:legend chart:legend-position="end" svg:x="11.569cm" svg:y="4.203cm" style:legend-expansion="high" chart:style-name="ch2"/>
        <chart:plot-area chart:style-name="ch3" table:cell-range-address="Sheet1.J2:Sheet1.K8 Sheet1.K1:Sheet1.K1" chart:data-source-has-labels="row" svg:x="1.331cm" svg:y="0.18cm" svg:width="9.918cm" svg:height="7.664cm">
          <chartooo:coordinate-region svg:x="2.138cm" svg:y="0.38cm" svg:width="8.924cm" svg:height="6.817cm"/>
          <chart:axis chart:dimension="x" chart:name="primary-x" chart:style-name="ch4">
            <chart:title svg:x="5.241cm" svg:y="8.024cm" chart:style-name="ch5">
              <text:p>Thread Count</text:p>
            </chart:title>
          </chart:axis>
          <chart:axis chart:dimension="y" chart:name="primary-y" chart:style-name="ch4">
            <chart:title svg:x="0.451cm" svg:y="5.538cm" chart:style-name="ch6">
              <text:p>Seconds per Thread</text:p>
            </chart:title>
            <chart:grid chart:style-name="ch7" chart:class="major"/>
          </chart:axis>
          <chart:series chart:style-name="ch8" chart:values-cell-range-address="Sheet1.K2:Sheet1.K8" chart:label-cell-address="Sheet1.K1:Sheet1.K1" chart:class="chart:scatter">
            <chart:domain table:cell-range-address="Sheet1.J2:Sheet1.J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Seconds per Thread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J2:Sheet1.J8</svg:desc>
                </draw:g>
              </table:table-cell>
              <table:table-cell office:value-type="float" office:value="625.5">
                <text:p>625.5</text:p>
                <draw:g>
                  <svg:desc>Sheet1.K2:Sheet1.K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9.375">
                <text:p>159.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1.5833333333333">
                <text:p>61.58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4.9375">
                <text:p>34.9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6.625">
                <text:p>16.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7.125">
                <text:p>7.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3.40625">
                <text:p>3.40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1cm" svg:height="9.006cm" xlink:href=".." xlink:type="simple" chart:class="chart:scatter" chart:style-name="ch1">
        <chart:title svg:x="4.533cm" svg:y="0.316cm" chart:style-name="ch2">
          <text:p>Thread Count vs Execution Speed</text:p>
        </chart:title>
        <chart:legend chart:legend-position="end" svg:x="11.912cm" svg:y="4.204cm" style:legend-expansion="high" chart:style-name="ch3"/>
        <chart:plot-area chart:style-name="ch4" table:cell-range-address="Sheet1.H2:Sheet1.I8 Sheet1.I1:Sheet1.I1" chart:data-source-has-labels="row" svg:x="1.33cm" svg:y="1.275cm" svg:width="10.263cm" svg:height="6.57cm">
          <chartooo:coordinate-region svg:x="2.137cm" svg:y="1.474cm" svg:width="9.269cm" svg:height="5.724cm"/>
          <chart:axis chart:dimension="x" chart:name="primary-x" chart:style-name="ch5">
            <chart:title svg:x="5.412cm" svg:y="8.025cm" chart:style-name="ch6">
              <text:p>Thread Count</text:p>
            </chart:title>
          </chart:axis>
          <chart:axis chart:dimension="y" chart:name="primary-y" chart:style-name="ch5">
            <chart:title svg:x="0.451cm" svg:y="5.9cm" chart:style-name="ch7">
              <text:p>Average Seconds</text:p>
            </chart:title>
            <chart:grid chart:style-name="ch8" chart:class="major"/>
          </chart:axis>
          <chart:series chart:style-name="ch9" chart:values-cell-range-address="Sheet1.I2:Sheet1.I8" chart:label-cell-address="Sheet1.I1:Sheet1.I1" chart:class="chart:scatter">
            <chart:domain table:cell-range-address="Sheet1.H2:Sheet1.H8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verage Seconds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H2:Sheet1.H8</svg:desc>
                </draw:g>
              </table:table-cell>
              <table:table-cell office:value-type="float" office:value="625.5">
                <text:p>625.5</text:p>
                <draw:g>
                  <svg:desc>Sheet1.I2:Sheet1.I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18.75">
                <text:p>318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84.75">
                <text:p>184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9.75">
                <text:p>139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99.75">
                <text:p>99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54.5">
                <text:p>54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